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8236BD061.png" manifest:media-type="image/png"/>
  <manifest:file-entry manifest:full-path="Pictures/100002B700000914000002762D914ED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100%" draw:green="5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10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dd4814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 Medium" fo:font-size="28pt" style:font-size-asian="28pt" style:font-size-complex="28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font-size="13pt" fo:font-weight="normal" style:font-size-asian="20pt" style:font-weight-asian="normal" style:font-size-complex="20pt" style:font-weight-complex="normal"/>
    </style:style>
    <style:style style:name="P6" style:family="paragraph">
      <style:text-properties fo:color="#ff3333" fo:font-size="13pt" fo:font-weight="normal" style:font-size-asian="20pt" style:font-weight-asian="normal" style:font-size-complex="20pt" style:font-weight-complex="normal"/>
    </style:style>
    <style:style style:name="P7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weight="normal" style:font-size-asian="20pt" style:font-weight-asian="normal" style:font-size-complex="20pt" style:font-weight-complex="normal"/>
    </style:style>
    <style:style style:name="T9" style:family="text">
      <style:text-properties fo:color="#ff3333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524cm" svg:y="0.812cm" presentation:class="title" presentation:user-transformed="true">
          <draw:text-box>
            <text:p text:style-name="P1"><text:span text:style-name="T1">Internship @ Mindtribe:</text:span><text:span text:style-name="T1"><text:line-break/></text:span><text:span text:style-name="T2">Progress report <text:s/>08-14-2015</text:span></text:p>
          </draw:text-box>
        </draw:frame>
        <draw:frame presentation:style-name="pr2" draw:text-style-name="P2" draw:layer="layout" svg:width="25.199cm" svg:height="12.179cm" svg:x="1.401cm" svg:y="5.815cm" presentation:class="outline" presentation:user-transformed="true">
          <draw:text-box>
            <text:list text:style-name="L2">
              <text:list-header>
                <text:p text:style-name="P2"><text:span text:style-name="T3">RETROSPECTIVE: <text:s/>WEEK 1 – 08-03</text:span></text:p>
              </text:list-header>
              <text:list-item>
                <text:p text:style-name="P2"><text:span text:style-name="T3">Arrival at Mindtribe:</text:span></text:p>
                <text:list>
                  <text:list-item>
                    <text:p text:style-name="P2"><text:span text:style-name="T4">Warm welcome and information sessions (company structure, policies and project approach)</text:span></text:p>
                  </text:list-item>
                </text:list>
              </text:list-item>
              <text:list-item>
                <text:p text:style-name="P2"><text:span text:style-name="T3">Project definition:</text:span></text:p>
                <text:list>
                  <text:list-item>
                    <text:p><text:span text:style-name="T4">A JTAG debug adapter for, and implemented on, TI CC3200 SoC (ARM Cortex-M4)</text:span></text:p>
                  </text:list-item>
                  <text:list-item>
                    <text:p><text:span text:style-name="T4">Wi-Fi TCP connection to host GDB session (no intermediate remote debugging tool such as OpenOCD required)</text:span></text:p>
                  </text:list-item>
                  <text:list-item>
                    <text:p><text:span text:style-name="T4">Goal: be a convenient internal development tool, and possibly a nice open-source showcase project for Mindtribe.</text:span></text:p>
                  </text:list-item>
                  <text:list-item>
                    <text:p><text:span text:style-name="T4">Secondary goal: architect the project neatly, such that it may later be portable to other platforms and/or target debuggee c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2" draw:layer="layout" svg:width="25.199cm" svg:height="17.183cm" svg:x="1.401cm" svg:y="1.867cm" presentation:class="outline" presentation:user-transformed="true">
          <draw:text-box>
            <text:list text:style-name="L2">
              <text:list-header>
                <text:p text:style-name="P2"><text:span text:style-name="T3">RETROSPECTIVE: <text:s/>WEEK 1 – 08-03 (cont.)</text:span></text:p>
              </text:list-header>
              <text:list-item>
                <text:p text:style-name="P2"><text:span text:style-name="T3">Project planning:</text:span></text:p>
                <text:list>
                  <text:list-item>
                    <text:p text:style-name="P2"><text:span text:style-name="T4">Rough timeline planning put together with Mike Ho (next page)</text:span></text:p>
                  </text:list-item>
                  <text:list-item>
                    <text:p text:style-name="P2"><text:span text:style-name="T4">Day-to-day guidance from Jerry Ryle</text:span></text:p>
                  </text:list-item>
                </text:list>
              </text:list-item>
              <text:list-item>
                <text:p><text:span text:style-name="T3">Preliminary reading/feasibility study</text:span></text:p>
                <text:list>
                  <text:list-item>
                    <text:p><text:span text:style-name="T5">Verified availability of necessary documentation:</text:span></text:p>
                    <text:list>
                      <text:list-item>
                        <text:p><text:span text:style-name="T5">TI (CC3200's JTAG interface and internal routing, application notes on Wi-Fi)</text:span></text:p>
                      </text:list-item>
                      <text:list-item>
                        <text:p><text:span text:style-name="T5">ARM (ARM JTAG debug interface, ARMv7 Debug features, Cortex-M4 embodiment of those)</text:span></text:p>
                      </text:list-item>
                      <text:list-item>
                        <text:p><text:span text:style-name="T5">GDB (GDB's serial protocol for remote debugging – reasonably well-documented)</text:span></text:p>
                      </text:list-item>
                      <text:list-item>
                        <text:p><text:span text:style-name="T5">OpenOCD – a great example solution to inspect when all else fails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3">First implementation steps:</text:span></text:p>
                <text:list>
                  <text:list-item>
                    <text:p><text:span text:style-name="T6">Isolated+adapted TI's “Blinky LED” example</text:span><text:span text:style-name="T4"> to a stand-alone blank <text:s/>project for GCC compilation</text:span></text:p>
                  </text:list-item>
                  <text:list-item>
                    <text:p><text:span text:style-name="T6">Set-up OpenOCD toolchain</text:span><text:span text:style-name="T4"> to “debug the debugger”</text:span></text:p>
                  </text:list-item>
                  <text:list-item>
                    <text:p><text:span text:style-name="T4">I</text:span><text:span text:style-name="T6">mplemented JTAG transport layer code</text:span><text:span text:style-name="T4"> – was able to read TI's manufacturer ID from the debuggee chip using the CC3200 debugg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2" draw:layer="layout" svg:width="26.924cm" svg:height="1.181cm" svg:x="0.508cm" svg:y="0.343cm" presentation:class="outline" presentation:user-transformed="true">
          <draw:text-box>
            <text:list text:style-name="L2">
              <text:list-header>
                <text:p text:style-name="P2"><text:span text:style-name="T3">PROJECT PLANNING (JTAG → GDBserver → WiFi) </text:span></text:p>
              </text:list-header>
            </text:list>
          </draw:text-box>
        </draw:frame>
        <draw:frame draw:style-name="gr2" draw:text-style-name="P3" draw:layer="layout" svg:width="22.833cm" svg:height="1.07cm" svg:x="2.794cm" svg:y="4.01cm">
          <draw:image xlink:href="Pictures/100002B700000914000002762D914ED7.svg" xlink:type="simple" xlink:show="embed" xlink:actuate="onLoad">
            <text:p/>
          </draw:image>
          <draw:image xlink:href="Pictures/100002010000005800000018236BD061.png" xlink:type="simple" xlink:show="embed" xlink:actuate="onLoad"/>
        </draw:frame>
        <draw:frame draw:style-name="gr3" draw:text-style-name="P3" draw:layer="layout" svg:width="22.833cm" svg:height="1.07cm" svg:x="2.821cm" svg:y="9.598cm">
          <draw:image xlink:href="Pictures/100002B700000914000002762D914ED7.svg" xlink:type="simple" xlink:show="embed" xlink:actuate="onLoad">
            <text:p/>
          </draw:image>
          <draw:image xlink:href="Pictures/100002010000005800000018236BD061.png" xlink:type="simple" xlink:show="embed" xlink:actuate="onLoad"/>
        </draw:frame>
        <draw:frame draw:style-name="gr4" draw:text-style-name="P3" draw:layer="layout" svg:width="22.833cm" svg:height="1.07cm" svg:x="2.821cm" svg:y="15.694cm">
          <draw:image xlink:href="Pictures/100002B700000914000002762D914ED7.svg" xlink:type="simple" xlink:show="embed" xlink:actuate="onLoad">
            <text:p/>
          </draw:image>
          <draw:image xlink:href="Pictures/100002010000005800000018236BD061.png" xlink:type="simple" xlink:show="embed" xlink:actuate="onLoad"/>
        </draw:frame>
        <draw:frame presentation:style-name="pr2" draw:text-style-name="P2" draw:layer="layout" svg:width="11.807cm" svg:height="1.181cm" svg:x="-0.762cm" svg:y="3.137cm" presentation:class="outline" presentation:user-transformed="true">
          <draw:text-box>
            <text:list text:style-name="L2">
              <text:list-header>
                <text:p text:style-name="P2"><text:span text:style-name="T3">August</text:span></text:p>
              </text:list-header>
            </text:list>
          </draw:text-box>
        </draw:frame>
        <draw:frame presentation:style-name="pr2" draw:text-style-name="P2" draw:layer="layout" svg:width="11.807cm" svg:height="1.181cm" svg:x="-0.761cm" svg:y="3.138cm" presentation:class="outline" presentation:user-transformed="true">
          <draw:text-box>
            <text:list text:style-name="L2">
              <text:list-header>
                <text:p text:style-name="P2"><text:span text:style-name="T3">August</text:span></text:p>
              </text:list-header>
            </text:list>
          </draw:text-box>
        </draw:frame>
        <draw:frame presentation:style-name="pr2" draw:text-style-name="P2" draw:layer="layout" svg:width="4.572cm" svg:height="1.181cm" svg:x="-0.762cm" svg:y="3.137cm" presentation:class="outline" presentation:user-transformed="true">
          <draw:text-box>
            <text:list text:style-name="L2">
              <text:list-header>
                <text:p text:style-name="P2"><text:span text:style-name="T3">August</text:span></text:p>
              </text:list-header>
            </text:list>
          </draw:text-box>
        </draw:frame>
        <draw:frame presentation:style-name="pr2" draw:text-style-name="P2" draw:layer="layout" svg:width="5.842cm" svg:height="1.181cm" svg:x="-0.762cm" svg:y="8.725cm" presentation:class="outline" presentation:user-transformed="true">
          <draw:text-box>
            <text:list text:style-name="L2">
              <text:list-header>
                <text:p text:style-name="P2"><text:span text:style-name="T3">September</text:span></text:p>
              </text:list-header>
            </text:list>
          </draw:text-box>
        </draw:frame>
        <draw:frame presentation:style-name="pr2" draw:text-style-name="P2" draw:layer="layout" svg:width="4.695cm" svg:height="1.181cm" svg:x="-0.631cm" svg:y="14.986cm" presentation:class="outline" presentation:user-transformed="true">
          <draw:text-box>
            <text:list text:style-name="L2">
              <text:list-header>
                <text:p text:style-name="P2"><text:span text:style-name="T3">October</text:span></text:p>
              </text:list-header>
            </text:list>
          </draw:text-box>
        </draw:frame>
        <draw:rect draw:style-name="gr5" draw:text-style-name="P3" draw:layer="layout" svg:width="0.254cm" svg:height="1.524cm" svg:x="3.048cm" svg:y="4.318cm">
          <text:p/>
        </draw:rect>
        <draw:rect draw:style-name="gr5" draw:text-style-name="P3" draw:layer="layout" svg:width="0.254cm" svg:height="1.524cm" svg:x="25.146cm" svg:y="4.572cm">
          <text:p/>
        </draw:rect>
        <draw:rect draw:style-name="gr5" draw:text-style-name="P3" draw:layer="layout" svg:width="0.254cm" svg:height="1.524cm" svg:x="13.751cm" svg:y="4.29cm">
          <text:p/>
        </draw:rect>
        <draw:rect draw:style-name="gr5" draw:text-style-name="P3" draw:layer="layout" svg:width="0.254cm" svg:height="1.524cm" svg:x="8.636cm" svg:y="4.318cm">
          <text:p/>
        </draw:rect>
        <draw:rect draw:style-name="gr5" draw:text-style-name="P3" draw:layer="layout" svg:width="0.254cm" svg:height="1.524cm" svg:x="19.05cm" svg:y="4.318cm">
          <text:p/>
        </draw:rect>
        <draw:frame presentation:style-name="pr2" draw:text-style-name="P4" draw:layer="layout" svg:width="5.08cm" svg:height="1.181cm" svg:x="3.81cm" svg:y="3.556cm" presentation:class="outline" presentation:user-transformed="true">
          <draw:text-box>
            <text:list text:style-name="L2">
              <text:list-header>
                <text:p text:style-name="P4"><text:span text:style-name="T7">week 1</text:span></text:p>
              </text:list-header>
            </text:list>
          </draw:text-box>
        </draw:frame>
        <draw:frame presentation:style-name="pr2" draw:text-style-name="P4" draw:layer="layout" svg:width="5.08cm" svg:height="1.181cm" svg:x="9.144cm" svg:y="3.556cm" presentation:class="outline" presentation:user-transformed="true">
          <draw:text-box>
            <text:list text:style-name="L2">
              <text:list-header>
                <text:p text:style-name="P4"><text:span text:style-name="T7">week 2</text:span></text:p>
              </text:list-header>
            </text:list>
          </draw:text-box>
        </draw:frame>
        <draw:frame presentation:style-name="pr2" draw:text-style-name="P4" draw:layer="layout" svg:width="5.08cm" svg:height="1.181cm" svg:x="14.224cm" svg:y="3.556cm" presentation:class="outline" presentation:user-transformed="true">
          <draw:text-box>
            <text:list text:style-name="L2">
              <text:list-header>
                <text:p text:style-name="P4"><text:span text:style-name="T7">week 3</text:span></text:p>
              </text:list-header>
            </text:list>
          </draw:text-box>
        </draw:frame>
        <draw:frame presentation:style-name="pr2" draw:text-style-name="P4" draw:layer="layout" svg:width="5.08cm" svg:height="1.181cm" svg:x="20.066cm" svg:y="3.645cm" presentation:class="outline" presentation:user-transformed="true">
          <draw:text-box>
            <text:list text:style-name="L2">
              <text:list-header>
                <text:p text:style-name="P4"><text:span text:style-name="T7">week 4</text:span></text:p>
              </text:list-header>
            </text:list>
          </draw:text-box>
        </draw:frame>
        <draw:frame presentation:style-name="pr2" draw:text-style-name="P5" draw:layer="layout" svg:width="5.334cm" svg:height="1.943cm" svg:x="5.842cm" svg:y="5.931cm" presentation:class="outline" presentation:user-transformed="true">
          <draw:text-box>
            <text:list text:style-name="L2">
              <text:list-header>
                <text:p text:style-name="P5"><text:span text:style-name="T8">Project codebase</text:span><text:span text:style-name="T8"><text:line-break/></text:span><text:span text:style-name="T8">set up, toolchain</text:span><text:span text:style-name="T8"><text:line-break/></text:span><text:span text:style-name="T8">configured</text:span></text:p>
              </text:list-header>
            </text:list>
          </draw:text-box>
        </draw:frame>
        <draw:frame presentation:style-name="pr2" draw:text-style-name="P5" draw:layer="layout" svg:width="5.334cm" svg:height="1.943cm" svg:x="11.176cm" svg:y="5.932cm" presentation:class="outline" presentation:user-transformed="true">
          <draw:text-box>
            <text:list text:style-name="L2">
              <text:list-header>
                <text:p text:style-name="P5"><text:span text:style-name="T8">Transport layer</text:span><text:span text:style-name="T8"><text:line-break/></text:span><text:span text:style-name="T8">done, able to</text:span><text:span text:style-name="T8"><text:line-break/></text:span><text:span text:style-name="T8">read man. ID</text:span></text:p>
              </text:list-header>
            </text:list>
          </draw:text-box>
        </draw:frame>
        <draw:frame presentation:style-name="pr2" draw:text-style-name="P5" draw:layer="layout" svg:width="5.334cm" svg:height="1.943cm" svg:x="16.256cm" svg:y="5.932cm" presentation:class="outline" presentation:user-transformed="true">
          <draw:text-box>
            <text:list text:style-name="L2">
              <text:list-header>
                <text:p text:style-name="P5"><text:span text:style-name="T8">Able to perform</text:span><text:span text:style-name="T8"><text:line-break/></text:span><text:span text:style-name="T8">one debugging </text:span><text:span text:style-name="T8"><text:line-break/></text:span><text:span text:style-name="T8">funtion (e.g. halt)</text:span></text:p>
              </text:list-header>
            </text:list>
          </draw:text-box>
        </draw:frame>
        <draw:frame presentation:style-name="pr2" draw:text-style-name="P5" draw:layer="layout" svg:width="5.334cm" svg:height="1.943cm" svg:x="22.352cm" svg:y="6.096cm" presentation:class="outline" presentation:user-transformed="true">
          <draw:text-box>
            <text:list text:style-name="L2">
              <text:list-header>
                <text:p text:style-name="P5"><text:span text:style-name="T8">Able to perform</text:span><text:span text:style-name="T8"><text:line-break/></text:span><text:span text:style-name="T8">most relevant </text:span><text:span text:style-name="T8"><text:line-break/></text:span><text:span text:style-name="T8">debugging functions</text:span></text:p>
              </text:list-header>
            </text:list>
          </draw:text-box>
        </draw:frame>
        <draw:frame presentation:style-name="pr2" draw:text-style-name="P5" draw:layer="layout" svg:width="5.334cm" svg:height="1.943cm" svg:x="-0.254cm" svg:y="5.931cm" presentation:class="outline" presentation:user-transformed="true">
          <draw:text-box>
            <text:list text:style-name="L2">
              <text:list-header>
                <text:p text:style-name="P5"><text:span text:style-name="T8">Project codebase</text:span><text:span text:style-name="T8"><text:line-break/></text:span><text:span text:style-name="T8">set up, toolchain</text:span><text:span text:style-name="T8"><text:line-break/></text:span><text:span text:style-name="T8">configured</text:span></text:p>
              </text:list-header>
            </text:list>
          </draw:text-box>
        </draw:frame>
        <draw:rect draw:style-name="gr5" draw:text-style-name="P3" draw:layer="layout" svg:width="0.254cm" svg:height="1.524cm" svg:x="3.048cm" svg:y="9.906cm">
          <text:p/>
        </draw:rect>
        <draw:rect draw:style-name="gr5" draw:text-style-name="P3" draw:layer="layout" svg:width="0.254cm" svg:height="1.524cm" svg:x="25.146cm" svg:y="9.906cm">
          <text:p/>
        </draw:rect>
        <draw:rect draw:style-name="gr5" draw:text-style-name="P3" draw:layer="layout" svg:width="0.254cm" svg:height="1.524cm" svg:x="7.112cm" svg:y="9.906cm">
          <text:p/>
        </draw:rect>
        <draw:rect draw:style-name="gr5" draw:text-style-name="P3" draw:layer="layout" svg:width="0.254cm" svg:height="1.524cm" svg:x="21.082cm" svg:y="9.906cm">
          <text:p/>
        </draw:rect>
        <draw:rect draw:style-name="gr5" draw:text-style-name="P3" draw:layer="layout" svg:width="0.254cm" svg:height="1.524cm" svg:x="11.684cm" svg:y="9.906cm">
          <text:p/>
        </draw:rect>
        <draw:rect draw:style-name="gr5" draw:text-style-name="P3" draw:layer="layout" svg:width="0.254cm" svg:height="1.524cm" svg:x="16.256cm" svg:y="9.906cm">
          <text:p/>
        </draw:rect>
        <draw:rect draw:style-name="gr6" draw:text-style-name="P3" draw:layer="layout" svg:width="0.757cm" svg:height="4.05cm" draw:transform="skewX (0.734958148014812) rotate (-0.516791991515521) translate (12.55cm 9.398cm)">
          <text:p/>
        </draw:rect>
        <draw:rect draw:style-name="gr6" draw:text-style-name="P3" draw:layer="layout" svg:width="0.786cm" svg:height="4.175cm" draw:transform="skewX (-0.746651854003174) rotate (0.510334273283142) translate (7.112cm 9.728cm)">
          <text:p/>
        </draw:rect>
        <draw:frame presentation:style-name="pr2" draw:text-style-name="P6" draw:layer="layout" svg:width="5.334cm" svg:height="1.943cm" svg:x="7.366cm" svg:y="11.43cm" presentation:class="outline" presentation:user-transformed="true">
          <draw:text-box>
            <text:list text:style-name="L2">
              <text:list-header>
                <text:p text:style-name="P6"><text:span text:style-name="T9">Sander on leave</text:span></text:p>
              </text:list-header>
            </text:list>
          </draw:text-box>
        </draw:frame>
        <draw:frame presentation:style-name="pr2" draw:text-style-name="P5" draw:layer="layout" svg:width="22.098cm" svg:height="1.943cm" svg:x="0.762cm" svg:y="11.938cm" presentation:class="outline" presentation:user-transformed="true">
          <draw:text-box>
            <text:list text:style-name="L2">
              <text:list-header>
                <text:p text:style-name="P5"><text:span text:style-name="T8">Focus on getting a serial link to GDB host (UART or similar) and implementing the GDBserver stub for communicating to GDB. Meanwhile, finish implementing a minimal set of JTAG debugging functions (halt, step, continue, reset, memory read/write, register read/write).</text:span></text:p>
              </text:list-header>
            </text:list>
          </draw:text-box>
        </draw:frame>
        <draw:frame presentation:style-name="pr2" draw:text-style-name="P5" draw:layer="layout" svg:width="5.334cm" svg:height="1.943cm" svg:x="22.606cm" svg:y="11.684cm" presentation:class="outline" presentation:user-transformed="true">
          <draw:text-box>
            <text:list text:style-name="L2">
              <text:list-header>
                <text:p text:style-name="P5"><text:span text:style-name="T8">A limited but working UART debugger</text:span></text:p>
              </text:list-header>
            </text:list>
          </draw:text-box>
        </draw:frame>
        <draw:frame presentation:style-name="pr2" draw:text-style-name="P5" draw:layer="layout" svg:width="22.86cm" svg:height="3.721cm" svg:x="0.762cm" svg:y="17.107cm" presentation:class="outline" presentation:user-transformed="true">
          <draw:text-box>
            <text:list text:style-name="L2">
              <text:list-header>
                <text:p text:style-name="P5"><text:span text:style-name="T8">Focus on implementing a serial link over WiFi through TCP sockets, configuring the CC3200 as an access point. Once done, existing GDBserver stub should be easy to adapt to use this.</text:span><text:span text:style-name="T8"><text:line-break/></text:span><text:span text:style-name="T8">Other than that, polish and add any extra features that time may allow (breakpoints, watchpoints? Serial communication to debuggee? Etc)</text:span><text:span text:style-name="T8"><text:line-break/></text:span><text:span text:style-name="T8">Also: knowledge transfer, evaluation/code review, open-sourcing the project.</text:span><text:span text:style-name="T8"><text:line-break/></text:span><text:span text:style-name="T8"/></text:p>
              </text:list-header>
            </text:list>
          </draw:text-box>
        </draw:frame>
        <draw:rect draw:style-name="gr5" draw:text-style-name="P3" draw:layer="layout" svg:width="0.254cm" svg:height="1.524cm" svg:x="25.146cm" svg:y="15.494cm">
          <text:p/>
        </draw:rect>
        <draw:frame presentation:style-name="pr2" draw:text-style-name="P5" draw:layer="layout" svg:width="5.334cm" svg:height="1.943cm" svg:x="22.606cm" svg:y="17.272cm" presentation:class="outline" presentation:user-transformed="true">
          <draw:text-box>
            <text:list text:style-name="L2">
              <text:list-header>
                <text:p text:style-name="P5"><text:span text:style-name="T8">A (reasonably) complete WiFi debugger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2" draw:layer="layout" svg:width="25.199cm" svg:height="17.183cm" svg:x="1.401cm" svg:y="1.867cm" presentation:class="outline" presentation:user-transformed="true">
          <draw:text-box>
            <text:list text:style-name="L2">
              <text:list-header>
                <text:p text:style-name="P2"><text:span text:style-name="T3">RETROSPECTIVE: <text:s/>WEEK 2 – 08-10</text:span></text:p>
              </text:list-header>
              <text:list-item>
                <text:p text:style-name="P2"><text:span text:style-name="T3">Have been focusing on implementation so far, and reading/learning as I go.</text:span></text:p>
              </text:list-item>
              <text:list-item>
                <text:p text:style-name="P2"><text:span text:style-name="T3">Off to a good start (one week ahead of planning) </text:span></text:p>
                <text:list>
                  <text:list-item>
                    <text:p text:style-name="P2"><text:span text:style-name="T4">JTAG transport layer implemented (simple GPIO)</text:span></text:p>
                  </text:list-item>
                  <text:list-item>
                    <text:p text:style-name="P2"><text:span text:style-name="T4">JTAG control layer implemented (scan-chain operations, TMS state machine)</text:span></text:p>
                  </text:list-item>
                  <text:list-item>
                    <text:p text:style-name="P2"><text:span text:style-name="T4">Implemented abstraction layers analogously to the “maze” of logical entities encountered in the debuggee SoC:</text:span></text:p>
                    <text:list>
                      <text:list-item>
                        <text:p><text:span text:style-name="T4">TI ICEPICK router, which re-routes JTAG traffic</text:span></text:p>
                      </text:list-item>
                      <text:list-item>
                        <text:p><text:span text:style-name="T4">ARM “JTAG-DP”, standardized access port with a proprietary register read/write protocol</text:span></text:p>
                      </text:list-item>
                      <text:list-item>
                        <text:p><text:span text:style-name="T4">ARMv7 MEM-AP, standardized second-tier access port to interface to the system memory (in which various debug feature registers are mapped), with another “nested” register read/write protocol</text:span></text:p>
                      </text:list-item>
                      <text:list-item>
                        <text:p><text:span text:style-name="T4">Played with a few features accessible through the MEM-AP.</text:span></text:p>
                      </text:list-item>
                    </text:list>
                  </text:list-item>
                  <text:list-item>
                    <text:p><text:span text:style-name="T4">Implemented a small “debuggee-under-test” program to run on the debuggee: blinks an LED (easy to see when processor is halted) and continuously writes a specific memory address to another LED (easy to <text:s/>verify memory poke success, by disabling this LED using the debugger)</text:span></text:p>
                  </text:list-item>
                  <text:list-item>
                    <text:p><text:span text:style-name="T4">Successfully performed two different debug operations: halting the processor and poking a memory loc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2" draw:layer="layout" svg:width="25.199cm" svg:height="17.183cm" svg:x="1.401cm" svg:y="1.867cm" presentation:class="outline" presentation:user-transformed="true">
          <draw:text-box>
            <text:list text:style-name="L2">
              <text:list-header>
                <text:p text:style-name="P2"><text:span text:style-name="T3">LOOKING AHEAD: <text:s/>WEEK 3 – 08-17</text:span></text:p>
              </text:list-header>
              <text:list-item>
                <text:p text:style-name="P2"><text:span text:style-name="T3">The bulk of abstraction layers for debugging features is there. </text:span><text:span text:style-name="T5">Time to broaden the focus a little bit:</text:span></text:p>
                <text:list>
                  <text:list-item>
                    <text:p><text:span text:style-name="T5">Make a comprehensive list of all the debug features this Cortex-M4 implementation actually supports</text:span></text:p>
                  </text:list-item>
                  <text:list-item>
                    <text:p><text:span text:style-name="T5">Estimate workload for leveraging each feature</text:span></text:p>
                  </text:list-item>
                  <text:list-item>
                    <text:p><text:span text:style-name="T5">Decide on importance of each feature (keeping in mind typical GDB usage patterns)</text:span></text:p>
                  </text:list-item>
                  <text:list-item>
                    <text:p><text:span text:style-name="T5">Decide on the minimal required feature subset for this project, and start tackling them.</text:span></text:p>
                  </text:list-item>
                </text:list>
              </text:list-item>
              <text:list-item>
                <text:p><text:span text:style-name="T3">Will give a small presentation about JTAG learnings</text:span><text:span text:style-name="T5"> during Mindtribe's weekly soft-/firmware team meeting (08-1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2" draw:layer="layout" svg:width="25.199cm" svg:height="17.183cm" svg:x="1.401cm" svg:y="1.867cm" presentation:class="outline" presentation:user-transformed="true">
          <draw:text-box>
            <text:list text:style-name="L2">
              <text:list-header>
                <text:p text:style-name="P2"><text:span text:style-name="T3">QUESTION TO KEES:</text:span></text:p>
              </text:list-header>
              <text:list-item>
                <text:p text:style-name="P2"><text:span text:style-name="T5">You mentioned you would like to see a small report after the first month – literature study.</text:span></text:p>
                <text:list>
                  <text:list-item>
                    <text:p><text:span text:style-name="T5">Project is very specific: have learned a lot of technical details (e.g. JTAG protocol operation, ARM architecture, OpenOCD internals and workflow, Makefile-based codebase, etc)</text:span><text:span text:style-name="T5">, but not very “academically interesting” </text:span></text:p>
                  </text:list-item>
                  <text:list-item>
                    <text:p><text:span text:style-name="T5">What would you like to see in this report? (e.g. A broader view on recent advances/initiatives in debugging?)</text:span></text:p>
                  </text:list-item>
                  <text:list-item>
                    <text:p><text:span text:style-name="T5">Could you give a rough indication of the level of detail you expect?</text:span><text:span text:style-name="T5"><text:line-break/></text:span><text:span text:style-name="T5"/></text:p>
                    <text:p><text:span text:style-name="T5"><text:line-break/></text:span><text:span text:style-name="T5">- these points will help determine how we can fit it into the proje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4:47:28.755343676</meta:creation-date>
    <dc:date>2015-08-14T16:42:41.893753757</dc:date>
    <meta:editing-duration>PT1H39M46S</meta:editing-duration>
    <meta:editing-cycles>9</meta:editing-cycles>
    <meta:generator>LibreOffice/4.2.8.2$Linux_X86_64 LibreOffice_project/420m0$Build-2</meta:generator>
    <meta:document-statistic meta:object-count="76"/>
  </office:meta>
</office:document-meta>
</file>